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StarSymbol" svg:font-family="StarSymbol" style:font-pitch="variable" style:font-charset="x-symbol"/>
    <style:font-face style:name="Tahoma1" svg:font-family="Tahoma, Lucidasans, 'Lucida Sans', 'Arial Unicode MS'"/>
    <style:font-face style:name="DejaVu Sans Mono" svg:font-family="'DejaVu Sans Mono'" style:font-family-generic="modern" style:font-pitch="fixed"/>
    <style:font-face style:name="Arial" svg:font-family="Arial" style:font-pitch="variable"/>
    <style:font-face style:name="Tahoma" svg:font-family="Tahoma, Lucidasans, 'Lucida Sans', 'Arial Unicode MS'" style:font-pitch="variable"/>
    <style:font-face style:name="Times New Roman" svg:font-family="'Times New Roman'" style:font-family-generic="roman"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Text">
      <style:paragraph-properties fo:text-align="justify" style:justify-single-word="false"/>
      <style:text-properties fo:font-weight="bold" style:font-weight-asian="bold" style:font-weight-complex="bold"/>
    </style:style>
    <style:style style:name="P3" style:family="paragraph" style:parent-style-name="Text">
      <style:paragraph-properties fo:text-align="justify" style:justify-single-word="false"/>
      <style:text-properties fo:font-weight="normal" style:font-weight-asian="normal" style:font-weight-complex="normal"/>
    </style:style>
    <style:style style:name="P4" style:family="paragraph" style:parent-style-name="Text" style:list-style-name="L1">
      <style:paragraph-properties fo:text-align="justify" style:justify-single-word="false"/>
    </style:style>
    <style:style style:name="P5" style:family="paragraph" style:parent-style-name="Text" style:list-style-name="L1">
      <style:paragraph-properties fo:text-align="start" style:justify-single-word="false"/>
    </style:style>
    <style:style style:name="P6" style:family="paragraph" style:parent-style-name="Text" style:list-style-name="L1"/>
    <style:style style:name="P7" style:family="paragraph" style:parent-style-name="Text">
      <style:paragraph-properties fo:text-align="justify" style:justify-single-word="false"/>
      <style:text-properties fo:font-style="normal" fo:font-weight="bold" style:font-style-asian="normal" style:font-weight-asian="bold" style:font-style-complex="normal" style:font-weight-complex="bold"/>
    </style:style>
    <style:style style:name="P8" style:family="paragraph" style:parent-style-name="Text">
      <style:paragraph-properties fo:text-align="justify" style:justify-single-word="false" fo:break-before="page"/>
      <style:text-properties fo:font-style="normal" fo:font-weight="bold" style:font-style-asian="normal" style:font-weight-asian="bold" style:font-style-complex="normal" style:font-weight-complex="bold"/>
    </style:style>
    <style:style style:name="P9" style:family="paragraph" style:parent-style-name="Text">
      <style:paragraph-properties fo:text-align="start" style:justify-single-word="false"/>
      <style:text-properties fo:font-style="normal" fo:font-weight="normal" style:font-style-asian="normal" style:font-weight-asian="normal" style:font-style-complex="normal" style:font-weight-complex="normal"/>
    </style:style>
    <style:style style:name="P10" style:family="paragraph" style:parent-style-name="Text">
      <style:paragraph-properties fo:text-align="start" style:justify-single-word="false"/>
      <style:text-properties fo:font-style="normal" fo:font-weight="bold" style:font-style-asian="normal" style:font-weight-asian="bold" style:font-style-complex="normal" style:font-weight-complex="bold"/>
    </style:style>
    <style:style style:name="P11" style:family="paragraph" style:parent-style-name="Text_20_body">
      <style:text-properties fo:font-weight="bold" style:font-weight-asian="bold" style:font-weight-complex="bold"/>
    </style:style>
    <style:style style:name="P12" style:family="paragraph" style:parent-style-name="Text_20_body" style:list-style-name="L2"/>
    <style:style style:name="P13" style:family="paragraph" style:parent-style-name="Text">
      <style:paragraph-properties fo:margin-left="0cm" fo:margin-right="0cm" fo:text-align="justify" style:justify-single-word="false" fo:text-indent="0cm" style:auto-text-indent="false"/>
      <style:text-properties fo:font-style="normal" fo:font-weight="bold" style:font-style-asian="normal" style:font-weight-asian="bold" style:font-style-complex="normal" style:font-weight-complex="bold"/>
    </style:style>
    <style:style style:name="P14" style:family="paragraph" style:parent-style-name="Text_20_body" style:list-style-name="L3"/>
    <style:style style:name="P15" style:family="paragraph" style:parent-style-name="Text_20_body" style:list-style-name="L4"/>
    <style:style style:name="P16" style:family="paragraph" style:parent-style-name="Text_20_body">
      <style:paragraph-properties fo:margin-left="0cm" fo:margin-right="0cm" fo:text-indent="0cm" style:auto-text-indent="false"/>
    </style:style>
    <style:style style:name="P17" style:family="paragraph" style:parent-style-name="Text">
      <style:text-properties fo:font-weight="bold" style:font-weight-asian="bold" style:font-weight-complex="bold"/>
    </style:style>
    <style:style style:name="P18" style:family="paragraph" style:parent-style-name="Text">
      <style:paragraph-properties fo:margin-left="0cm" fo:margin-right="0cm" fo:text-indent="0cm" style:auto-text-indent="false"/>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Valdybos susirinkimo protokolas</text:h>
      <text:p text:style-name="P1">(2006-03-08)</text:p>
      <text:p text:style-name="P1"/>
      <text:p text:style-name="P2">Dalyvauja:</text:p>
      <text:p text:style-name="P3">Jaroslav Šatkevič </text:p>
      <text:p text:style-name="P3">Tomas Jonušas</text:p>
      <text:p text:style-name="P3">Albertas Agejevas</text:p>
      <text:p text:style-name="P3">Saulius Gražulis.</text:p>
      <text:p text:style-name="P3">Žilvinas Jančoras</text:p>
      <text:p text:style-name="P3">Mykolas Okulič-</text:p>
      <text:p text:style-name="P3"/>
      <text:p text:style-name="P2">Darbotvarkė:</text:p>
      <text:list text:style-name="L1">
        <text:list-item>
          <text:p text:style-name="P4">Kokios dienos ir kelinta valanda Jums tiktų valdybos susirinkimui.</text:p>
        </text:list-item>
        <text:list-item>
          <text:p text:style-name="P5">Visuotinis narių susirinkimas. Kada darome balandį? rugsėjį?</text:p>
        </text:list-item>
        <text:list-item>
          <text:p text:style-name="P5">Buhalterija.</text:p>
        </text:list-item>
        <text:list-item>
          <text:p text:style-name="P5">Naujų narių priėmimas.</text:p>
        </text:list-item>
        <text:list-item>
          <text:p text:style-name="P6">Žmogaus paieška. Reikia tai vėl kažkaip suaktyvinti. Gal kas turi idėjų kaip?</text:p>
        </text:list-item>
        <text:list-item>
          <text:p text:style-name="P6">Dalyvavimas „IT sprendimai namams“ parodoje NAMŲ PASAULIS 2006. <text:s/></text:p>
        </text:list-item>
        <text:list-item>
          <text:p text:style-name="P6">Labiausiai AK nusipelniusiu žmonių apdovanojimai.</text:p>
        </text:list-item>
        <text:list-item>
          <text:p text:style-name="P6">Kuriasi nauja europinė/pasaulinė organizacija „OpenDocument Format Alliance“ (www.odfalliance.org). Ar mums reikia prie jų prisijungti. </text:p>
        </text:list-item>
      </text:list>
      <text:p text:style-name="Text"/>
      <text:p text:style-name="P7"/>
      <text:p text:style-name="P8"><text:s/>1. Kokios dienos ir kelinta valanda Jums tiktų valdybos susirinkimui.</text:p>
      <text:p text:style-name="P7"><text:s text:c="4"/>Nutarta: <text:span text:style-name="T1">palikti kiekvieną pirmą mėnesio trečiadienį, 18 val.</text:span></text:p>
      <text:p text:style-name="P7">2. Visuotinis narių susirinkimas. Kada darome balandį? rugsėjį?</text:p>
      <text:p text:style-name="P9"><text:tab/>* Balandis - tradicinis laikas.<text:line-break/> * Rugsėjis - nuotaika darbingesnė. <text:line-break/> * Mykolo žodžiai:<text:line-break/>----------------------------------------<text:line-break/>Rudenį pradedami darbai. Kai kurios įmonės nuo rugsėjo pradeda<text:line-break/>finansinius metus. Rugsėjo pabaigoje ar spalio pradžioje jau žinosime<text:line-break/>kas kur įstojo mokytis ar kas kur dirba.<text:line-break/><text:line-break/>Pavasario susitarimai rudenį gali tapti nebetinkami. Pavasarį<text:line-break/>išrinktas Valdybos narys per vasarą gali išvykti į kitą miestą ar<text:line-break/>šalį. Galimi ir kiti pasikeitimai.<text:line-break/><text:line-break/>Visuotinio susirinkimo paskelbtus nominantus galėtume apdovanoti<text:line-break/>InfoBalt parodoje.<text:line-break/><text:line-break/>Dar vien idėja apmastymui:<text:line-break/>organizuoti susirinkimą InfoBalt metu, gal net parodos patalpose.<text:line-break/><text:line-break/>Jei dalyvavimas parodoje atima per daug jėgų, tuomet mėnesį prieš<text:line-break/>parodą įvykstantis VS gali palengvinti didesnio narių skaičiaus<text:line-break/>įtraukimą į parodą. Tuo pačiu ir kitą AKL veiklą.<text:line-break/>----------------------------------------</text:p>
      <text:p text:style-name="P9"/>
      <text:p text:style-name="P10">Nutarta: </text:p>
      <text:p text:style-name="Text"><text:tab/>Balandis - 1<text:line-break/><text:tab/>Rugsėjis - 4 <text:line-break/> <text:tab/>Susilaiko -1</text:p>
      <text:p text:style-name="P9">Tačiau išaiškėjo, kad prezidentas ir valdyba renkami metų kadencijai ir jei visuotinis vyks rugsėjį, tai vasara AKL bus be valdžios (ačiū už pastabą Eugenijui Paulauskui), todėl AKL prezidentas kviečia visuotinį susirinkimą gegužės 6 d. </text:p>
      <text:p text:style-name="P9"/>
      <text:p text:style-name="P7">3. Buhalterija. </text:p>
      <text:p text:style-name="Text_20_body">Jaro kalbėjo su Laima (mūsų auditorė) ir jį pasakė, kad galime pasirašyti sutartį metams. Jų paslaugos mums kainuotu apie 210 lt per mėn. Jei vykdome didelius projektus už tai mokame papildomai. Ar mums tai tinka? Jei ne, gal turite kitokį variantą?</text:p>
      <text:p text:style-name="P11">Nutarta:</text:p>
      <text:p text:style-name="Text_20_body">Jaro pasikalba su Laima ir jei neatsiranda pastovaus AKL darbuotojo tai už buhalteriją mokėsime kartą per ketvirtį po 300 lt.. Jei atsiranda darbuotojas, tai mums tinka tai ką pasiūlė Laima.</text:p>
      <text:p text:style-name="Text_20_body">Be to projektai už savo buhalterijos tvarkymą moka iš savo lėšų.</text:p>
      <text:p text:style-name="Text_20_body">AKL nario mokesčiai, blogiausiu atveju, galėtų būti naudojami kaip "buferis" laikinai sumokėti buhalterei, kol įplauks projekto lėšos (kad projektas iš vis galėtų būti pradėtas) .</text:p>
      <text:p text:style-name="P7">4. Naujų narių priėmimas.</text:p>
      <text:p text:style-name="Text_20_body"><text:tab/>* Audrius Meškauskas<text:line-break/>----------------------------------------<text:line-break/>Pastaraisiai metais aš aktyviai dalyvauju GNU Classpath <text:line-break/>(http://www.gnu.org/software/classpath/) laisvosios programinės įrangos <text:line-break/>projekte ir ten esu parašęs iš esmės užbaigtas CORBA, RMI-IIOP, SGML<text:line-break/>DTD <text:line-break/>parserio ir kitas laisvosios Java platformos dalis. Pagal eilučių <text:line-break/>skaičių šiame apie šešiasdešimt narių turinčiame GNU projekte aš šiuo <text:line-break/>metu esu trečias. Šį mėnesį skaitysiu pranešimą Fosdem 2006.<text:line-break/><text:line-break/>Greta savo autoriaus vardo aš beveik visada prirašau "Lithuania", nors <text:line-break/>dėl to įrašo man ir teko ne kartą ginčytis. Balsavimo dėl programinės <text:line-break/>įrangos patentų išvakarėse buvau paskelbęs didelį straipsnį <text:line-break/>"Kompiuterijoje" apie savo programuotojų bendruomenę, parūpinęs <text:line-break/>medžiagos tinklalapiams ebiz.lt ir piliečiai.lt. Parašiau nemažai su <text:line-break/>programavimu susijusių straipsnių ir lietuviškam Vikipedijos projektui. <text:line-break/>Manau, jog mano ir AKL tikslai daug kur sutampa, o veikla iš esmės <text:line-break/>nukeipta ta pačia ar bent jau panašia kryptimi.<text:line-break/><text:line-break/># VARDAS<text:line-break/>Audrius<text:line-break/># PAVARDĖ<text:line-break/>Meškauskas<text:line-break/># ASMENS KODAS<text:line-break/>36810040659<text:line-break/># ADRESAS<text:line-break/>Šiuo metu Alte Gfennstass 22, CH-8600 Dubendorf, Šveicarija. Nario <text:line-break/>mokestį mėginsiu užmokėt tarptautiniu pervedimu.<text:line-break/># EL. PAŠTAS<text:line-break/>audriusa@bluewin.ch<text:line-break/># KONTAKTINIS TEL.<text:line-break/># KITI KONTAKTAI (pvz. ICQ, jabber, kt.)<text:line-break/>Skype: Audrius Meskauskas<text:line-break/># IŠSILAVINIMAS (taip pat - baigta mokymo įstaiga, sritis)<text:line-break/>Biologijos specialybė (VU), bendrosios<text:line-break/>biologijos mokslų daktaras <text:line-break/>(augalų atminties tyrimai ir modeliavimas). Dalyvavau daugelyje su <text:line-break/>bioinformatika ir matematiniu modeliavimu biologijoje susijusių <text:line-break/>projektų, yra tarptautinių straipsnių. Sun sertifikuotas java <text:line-break/>programuotojas.<text:line-break/># PROFESIJA/DABARTINIS UŽSIĖMIMAS<text:line-break/>Free Software Foundation, GNU Classpath projekto programuotojas, CORBA <text:line-break/>sektoriaus koordinatorius.<text:line-break/>----------------------------------------</text:p>
      <text:p text:style-name="P11">Nutarta:</text:p>
      <text:list text:style-name="L2">
        <text:list-item>
          <text:p text:style-name="P12">Audrius Meškauskas - vienbalsiai priimtas į AKL narius.</text:p>
        </text:list-item>
      </text:list>
      <text:p text:style-name="Text_20_body"/>
      <text:p text:style-name="P13">5. Žmogaus paieška. Reikia tai vėl kažkaip suaktyvinti. Gal kas turi idėjų kaip?</text:p>
      <text:p text:style-name="Text_20_body">Jaro pasiūlymas:</text:p>
      <text:list text:style-name="L3">
        <text:list-item>
          <text:p text:style-name="P14">Mano vienintelė idėja šiuo metų vėl parašyti į AKL mailinglistus, parašyti naujieną į akl.lt.</text:p>
        </text:list-item>
      </text:list>
      <text:p text:style-name="Text_20_body">Sauliaus pasiūlymas:</text:p>
      <text:list text:style-name="L4">
        <text:list-item>
          <text:p text:style-name="P15">Listai, studentų bendrikai, laikraštukai, skelbimai spaudoj? </text:p>
        </text:list-item>
      </text:list>
      <text:p text:style-name="P16"/>
      <text:p text:style-name="P13">6. Dalyvavimas „IT sprendimai namams“ parodoje NAMŲ PASAULIS 2006.</text:p>
      <text:p text:style-name="Text_20_body">Ar bandome į tai veltis? Šiaip paroda prasideda kovo 29 d. Jei kas nepadės, Jaro pats tikrai tokio dalyko dabar nepaveš.</text:p>
      <text:p text:style-name="P11">Nutarta:</text:p>
      <text:p text:style-name="Text_20_body">Jei iki sekmadienio atsiras entuziastų, tai dalyvaujame.</text:p>
      <text:p text:style-name="Text_20_body"/>
      <text:p text:style-name="P17">7. Labiausiai AK nusipelniusiu žmonių apdovanojimai.</text:p>
      <text:p text:style-name="P11">Nutarta:</text:p>
      <text:p text:style-name="Text_20_body">Apdovanojimus rengiame Infobalt parodos metu.</text:p>
      <text:p text:style-name="Text_20_body"/>
      <text:p text:style-name="P18"><text:span text:style-name="T2">8. Kuriasi nauja europinė/pasaulinė organizacija „OpenDocument Format Alliance“ (www.odfalliance.org). Ar mums reikia prie jų prisijungti. </text:span></text:p>
      <text:p text:style-name="P11">Nutarta:</text:p>
      <text:p text:style-name="Text_20_body">AKL jungiasi prie „OpenDocument Format Alliance“, atsakingas už<text:line-break/>kontaktus su ODF alliance yra Mantas Kriaučiūna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StarSymbol" svg:font-family="StarSymbol" style:font-pitch="variable" style:font-charset="x-symbol"/>
    <style:font-face style:name="Tahoma1" svg:font-family="Tahoma, Lucidasans, 'Lucida Sans', 'Arial Unicode MS'"/>
    <style:font-face style:name="DejaVu Sans Mono" svg:font-family="'DejaVu Sans Mono'" style:font-family-generic="modern" style:font-pitch="fixed"/>
    <style:font-face style:name="Arial" svg:font-family="Arial" style:font-pitch="variable"/>
    <style:font-face style:name="Tahoma" svg:font-family="Tahoma, Lucidasans, 'Lucida Sans', 'Arial Unicode MS'" style:font-pitch="variable"/>
    <style:font-face style:name="Times New Roman" svg:font-family="'Times New Roman'" style:font-family-generic="roman"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lt" fo:country="LT"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lt" fo:country="LT" style:font-name-asian="Arial"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left="0cm" fo:margin-right="0cm" fo:margin-top="0cm" fo:margin-bottom="0.212cm" fo:text-indent="1cm" style:auto-text-indent="false"/>
    </style:style>
    <style:style style:name="Salutation" style:family="paragraph" style:parent-style-name="Standard" style:class="text">
      <style:paragraph-properties text:number-lines="false" text:line-number="0"/>
    </style:style>
    <style:style style:name="Title" style:family="paragraph" style:parent-style-name="Standard" style:class="text">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Heading_20_1" style:display-name="Heading 1" style:family="paragraph" style:parent-style-name="Title" style:next-style-name="Text" style:class="text" style:master-page-name="" style:default-outline-level="1">
      <style:paragraph-properties fo:text-align="center" style:justify-single-word="false">
        <style:tab-stops/>
      </style:paragraph-properties>
      <style:text-properties fo:font-size="18pt" fo:font-weight="bold" style:font-size-asian="115%" style:font-weight-asian="bold" style:font-size-complex="115%" style:font-weight-complex="bold"/>
    </style:style>
    <style:style style:name="Heading_20_2" style:display-name="Heading 2" style:family="paragraph" style:parent-style-name="Title" style:next-style-name="Text" style:class="text">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 style:class="list">
      <style:text-properties style:font-name-complex="Tahoma1"/>
    </style:style>
    <style:style style:name="Title" style:family="paragraph" style:parent-style-name="Standard" style:class="text">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Text" style:family="paragraph" style:parent-style-name="Standard" style:class="extra">
      <style:paragraph-properties fo:margin-top="0cm" fo:margin-bottom="0.212cm"/>
    </style:style>
    <style:style style:name="Index" style:family="paragraph" style:parent-style-name="Standard" style:class="index">
      <style:paragraph-properties text:number-lines="false" text:line-number="0"/>
      <style:text-properties style:font-name-complex="Tahoma1"/>
    </style:style>
    <style:style style:name="Title" style:family="paragraph" style:parent-style-name="Standard" style:class="text">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Subtitle" style:family="paragraph" style:parent-style-name="Title" style:next-style-name="Text" style:class="chapter">
      <style:paragraph-properties fo:text-align="center" style:justify-single-word="false"/>
      <style:text-properties fo:font-size="14pt" fo:font-style="italic" style:font-size-asian="14pt" style:font-style-asian="italic" style:font-size-complex="14pt" style:font-style-complex="italic"/>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Teletype" style:family="text">
      <style:text-properties style:font-name="DejaVu Sans Mono" style:font-name-asian="DejaVu Sans Mono" style:font-name-complex="DejaVu Sans Mono"/>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Build-9011</meta:generator>
    <meta:creation-date>2005-06-11T16:08:32</meta:creation-date>
    <dc:creator>Jaroslav Šatkevič</dc:creator>
    <dc:date>2006-05-02T14:38:27</dc:date>
    <dc:language>lt-LT</dc:language>
    <meta:editing-cycles>17</meta:editing-cycles>
    <meta:editing-duration>PT2H49M37S</meta:editing-duration>
    <meta:user-defined meta:name="Info 1"/>
    <meta:user-defined meta:name="Info 2"/>
    <meta:user-defined meta:name="Info 3"/>
    <meta:user-defined meta:name="Info 4"/>
    <meta:document-statistic meta:table-count="0" meta:image-count="0" meta:object-count="0" meta:page-count="4" meta:paragraph-count="50" meta:word-count="706" meta:character-count="5502"/>
  </office:meta>
</office:document-meta>
</file>